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C000000728A916C4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0.012cm" fo:margin-top="0cm" fo:margin-bottom="0cm" table:align="left" style:writing-mode="page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6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middle" fo:background-color="transparent" fo:padding="0.071cm" fo:border="0.75pt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="0.071cm" fo:border="0.75pt solid #ffffff">
        <style:background-image/>
      </style:table-cell-properties>
    </style:style>
    <style:style style:name="Tableau1.B3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.B5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A6" style:family="table-cell">
      <style:table-cell-properties style:vertical-align="middle" fo:padding="0.071cm" fo:border="0.75pt solid #ffffff"/>
    </style:style>
    <style:style style:name="Tableau1.B6" style:family="table-cell">
      <style:table-cell-properties style:vertical-align="middle" fo:padding="0.071cm" fo:border="0.75pt solid #ffffff"/>
    </style:style>
    <style:style style:name="Tableau1.B38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0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51" style:family="table-row">
      <style:table-row-properties style:min-row-height="0.598cm" fo:keep-together="auto"/>
    </style:style>
    <style:style style:name="P1" style:family="paragraph" style:parent-style-name="normal" style:master-page-name="Standard">
      <style:paragraph-properties fo:text-align="center" style:justify-single-word="false" style:page-number="1"/>
      <style:text-properties fo:color="#3300ff" loext:opacity="100%" fo:font-size="13pt" fo:font-weight="bold" style:font-size-asian="13pt" style:font-weight-asian="bold" style:font-size-complex="13pt"/>
    </style:style>
    <style:style style:name="P2" style:family="paragraph" style:parent-style-name="normal">
      <style:paragraph-properties fo:text-align="center" style:justify-single-word="false"/>
      <style:text-properties fo:color="#3300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center" style:justify-single-word="false" fo:orphans="0" fo:widows="0"/>
    </style:style>
    <style:style style:name="P5" style:family="paragraph" style:parent-style-name="normal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6" style:family="paragraph" style:parent-style-name="normal">
      <style:paragraph-properties fo:orphans="0" fo:widows="0"/>
      <style:text-properties style:font-name="Montserrat" fo:font-size="10pt" officeooo:rsid="000b88d3" officeooo:paragraph-rsid="000b88d3" style:font-name-asian="Montserrat1" style:font-size-asian="10pt" style:font-name-complex="Montserrat1" style:font-size-complex="10pt"/>
    </style:style>
    <style:style style:name="P7" style:family="paragraph" style:parent-style-name="normal">
      <style:paragraph-properties fo:orphans="0" fo:widows="0"/>
      <style:text-properties style:font-name="Montserrat" fo:font-size="10pt" officeooo:rsid="000c40b6" officeooo:paragraph-rsid="000c40b6" style:font-name-asian="Montserrat1" style:font-size-asian="10pt" style:font-name-complex="Montserrat1" style:font-size-complex="10pt"/>
    </style:style>
    <style:style style:name="P8" style:family="paragraph" style:parent-style-name="normal">
      <style:paragraph-properties fo:orphans="0" fo:widows="0"/>
      <style:text-properties style:font-name="Montserrat" fo:font-size="10pt" officeooo:rsid="000de4e6" officeooo:paragraph-rsid="000de4e6" style:font-name-asian="Montserrat1" style:font-size-asian="10pt" style:font-name-complex="Montserrat1" style:font-size-complex="10pt"/>
    </style:style>
    <style:style style:name="P9" style:family="paragraph" style:parent-style-name="normal">
      <style:paragraph-properties fo:orphans="0" fo:widows="0"/>
      <style:text-properties style:font-name="Montserrat" style:font-name-asian="Montserrat1" style:font-name-complex="Montserrat1"/>
    </style:style>
    <style:style style:name="P10" style:family="paragraph" style:parent-style-name="normal">
      <style:paragraph-properties fo:text-align="justify" style:justify-single-word="false"/>
      <style:text-properties style:font-name="Montserrat" style:font-name-asian="Montserrat1" style:font-name-complex="Montserrat1"/>
    </style:style>
    <style:style style:name="P11" style:family="paragraph" style:parent-style-name="normal">
      <style:paragraph-properties fo:orphans="0" fo:widows="0"/>
      <style:text-properties style:font-name="Montserrat" officeooo:rsid="000a07a3" officeooo:paragraph-rsid="000a07a3" style:font-name-asian="Montserrat1" style:font-name-complex="Montserrat1"/>
    </style:style>
    <style:style style:name="P12" style:family="paragraph" style:parent-style-name="normal">
      <style:paragraph-properties fo:orphans="0" fo:widows="0"/>
      <style:text-properties style:font-name="Montserrat" officeooo:rsid="000b88d3" officeooo:paragraph-rsid="000b88d3" style:font-name-asian="Montserrat1" style:font-name-complex="Montserrat1"/>
    </style:style>
    <style:style style:name="P13" style:family="paragraph" style:parent-style-name="normal">
      <style:paragraph-properties fo:orphans="0" fo:widows="0"/>
    </style:style>
    <style:style style:name="P14" style:family="paragraph" style:parent-style-name="normal">
      <style:paragraph-properties fo:text-align="center" style:justify-single-word="false" fo:orphans="0" fo:widows="0"/>
      <style:text-properties fo:color="#ffffff" loext:opacity="100%" style:font-name="Montserrat" fo:font-weight="bold" style:font-name-asian="Montserrat1" style:font-weight-asian="bold" style:font-name-complex="Montserrat1"/>
    </style:style>
    <style:style style:name="P15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T1" style:family="text">
      <style:text-properties fo:color="#3300ff" loext:opacity="100%" fo:font-size="13pt" fo:font-weight="bold" style:font-size-asian="13pt" style:font-weight-asian="bold" style:font-size-complex="13pt"/>
    </style:style>
    <style:style style:name="T2" style:family="text">
      <style:text-properties fo:color="#3300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3" style:family="text">
      <style:text-properties fo:color="#3300ff" loext:opacity="100%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T4" style:family="text">
      <style:text-properties fo:color="#3300ff" loext:opacity="100%" style:font-name="Montserrat" fo:font-style="italic" style:font-name-asian="Montserrat1" style:font-style-asian="italic" style:font-name-complex="Montserrat1"/>
    </style:style>
    <style:style style:name="T5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6" style:family="text">
      <style:text-properties style:font-name="Montserrat" style:font-name-asian="Montserrat1" style:font-name-complex="Montserrat1"/>
    </style:style>
    <style:style style:name="T7" style:family="text">
      <style:text-properties fo:color="#ffffff" loext:opacity="100%" style:font-name="Montserrat" fo:font-weight="bold" style:font-name-asian="Montserrat1" style:font-weight-asian="bold" style:font-name-complex="Montserrat1"/>
    </style:style>
    <style:style style:name="T8" style:family="text">
      <style:text-properties fo:color="#ffffff" loext:opacity="100%" style:font-name="Montserrat" fo:font-weight="bold" officeooo:rsid="000a07a3" style:font-name-asian="Montserrat1" style:font-weight-asian="bold" style:font-name-complex="Montserrat1"/>
    </style:style>
    <style:style style:name="T9" style:family="text">
      <style:text-properties fo:color="#ffffff" loext:opacity="100%" style:font-name="Montserrat" fo:font-size="10pt" fo:font-weight="bold" style:font-name-asian="Montserrat1" style:font-size-asian="10pt" style:font-weight-asian="bold" style:font-name-complex="Montserrat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3" loext:marker-style-name="T2"><text:span text:style-name="T2">Cahier de recette - Plan de test</text:span><text:span text:style-name="T3"> </text:span><text:span text:style-name="T2">End-to-End du parcours visiteur</text:span></text:p>
      <text:p text:style-name="P2" loext:marker-style-name="T2"/>
      <text:p text:style-name="normal" loext:marker-style-name="T4"><text:span text:style-name="T4">N.B. : Le nombre de scénarios n’est pas déterminé. On peut en ajouter ou en supprimer si besoin. </text:span><text:span text:style-name="T4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1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13" loext:marker-style-name="T6"><text:span text:style-name="T6">En consultant la liste des évènements</text:span>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13" loext:marker-style-name="T6"><text:span text:style-name="T6">Lorsque je sélectionne une catégorie</text:span>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13" loext:marker-style-name="T6"><text:span text:style-name="T6">La liste des évènements affiche uniquement les événements de la catégorie sélectionnée.</text:span><text:span text:style-name="T6"/></text:p>
          </table:table-cell>
        </table:table-row>
        <table:table-row table:style-name="Tableau1.1">
          <table:table-cell table:style-name="Tableau1.A6" office:value-type="string">
            <text:p text:style-name="P14" loext:marker-style-name="T7"/>
          </table:table-cell>
          <table:table-cell table:style-name="Tableau1.B6" office:value-type="string">
            <text:p text:style-name="P9" loext:marker-style-name="T6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2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11" loext:marker-style-name="T6">En affichant la liste de toutes les catégories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11" loext:marker-style-name="T6">Quand les évènements s’affichent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11" loext:marker-style-name="T6">Le mois doit s’afficher sur toutes les images</text:p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3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6" loext:marker-style-name="T5">En remplissant le formulaire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6" loext:marker-style-name="T5">Quand je clique sur Envoyer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12" loext:marker-style-name="T6">Un message d’envoi réussi doit apparaître</text:p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4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7" loext:marker-style-name="T5">En regardant le carrousel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7" loext:marker-style-name="T5">Quand les images s’affichent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8" loext:marker-style-name="T5">Sur la dernière image, je dois revenir à la 1ère</text:p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5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9" loext:marker-style-name="T6"/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6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5" loext:marker-style-name="T5"/>
          </table:table-cell>
        </table:table-row>
        <text:soft-page-break/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9" loext:marker-style-name="T6"/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7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9" loext:marker-style-name="T6"/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8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8" office:value-type="string">
            <text:p text:style-name="P9" loext:marker-style-name="T6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40" office:value-type="string">
            <text:p text:style-name="P5" loext:marker-style-name="T5"/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9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9" loext:marker-style-name="T6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5" loext:marker-style-name="T5"/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1</text:span><text:span text:style-name="T8">0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5" loext:marker-style-name="T5"/>
          </table:table-cell>
        </table:table-row>
        <table:table-row table:style-name="Tableau1.5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1</text:span><text:span text:style-name="T8">1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5" loext:marker-style-name="T5"/>
          </table:table-cell>
        </table:table-row>
      </table:table>
      <text:p text:style-name="P10" loext:marker-style-name="T6"/>
      <text:p text:style-name="P10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8.784cm" svg:height="2.408cm" draw:z-index="1"><draw:image xlink:href="Pictures/100000010000014C000000728A916C4F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18T09:07:07.280000000</dc:date>
    <meta:editing-duration>P5DT21H11M51S</meta:editing-duration>
    <meta:editing-cycles>3</meta:editing-cycles>
    <meta:generator>LibreOffice/24.2.4.2$Windows_X86_64 LibreOffice_project/51a6219feb6075d9a4c46691dcfe0cd9c4fff3c2</meta:generator>
    <meta:document-statistic meta:table-count="1" meta:image-count="1" meta:object-count="0" meta:page-count="2" meta:paragraph-count="59" meta:word-count="160" meta:character-count="896" meta:non-whitespace-character-count="793"/>
  </office:meta>
</office:document-meta>
</file>